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4.471cm" style:rel-column-width="10579*"/>
    </style:style>
    <style:style style:name="Table1.B" style:family="table-column">
      <style:table-column-properties style:column-width="23.229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Standard">
      <style:text-properties style:font-name="Cambria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4" style:family="paragraph" style:parent-style-name="Text_20_body" style:list-style-name="L1">
      <style:text-properties style:font-name="Cambria" fo:language="ru" fo:country="RU"/>
    </style:style>
    <style:style style:name="P5" style:family="paragraph" style:parent-style-name="Text_20_body" style:list-style-name="L2">
      <style:text-properties style:font-name="Cambria" fo:language="ru" fo:country="RU"/>
    </style:style>
    <style:style style:name="P6" style:family="paragraph" style:parent-style-name="Text_20_body" style:list-style-name="L3">
      <style:text-properties style:font-name="Cambria" fo:language="ru" fo:country="RU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3">
      <style:text-properties style:font-name="Cambria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1" style:family="paragraph" style:parent-style-name="Heading_20_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style:text-position="super 58%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1.011cm" svg:height="0.9cm" draw:z-index="1"><draw:image xlink:href="../../odt/images/0664.png" xlink:type="simple" xlink:show="embed" xlink:actuate="onLoad"/></draw:frame></text:p>
          </table:table-cell>
          <table:table-cell table:style-name="Table1.B1" office:value-type="string">
            <text:h text:style-name="P11" text:outline-level="1">Двигатель синхронный с успокаивающими обмотками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33cm" svg:height="1.3cm" draw:z-index="0"><draw:image xlink:href="../../odt/images/0664_in_scheme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модель синхронного двигателя с постоянным магнитом с успокаивающими обмотками (ДСС).</text:p>
            <text:p text:style-name="P3">Расчетная схема и уравнения динамики ДСС</text:p>
            <text:p text:style-name="P2">Расчетная схема ДСС аналогична схеме синхронного двигателя без успокаивающих обмоток.</text:p>
            <text:p text:style-name="P2">Уравнения динамики электромагнитных процессов:</text:p>
            <text:p text:style-name="P2"><draw:frame draw:style-name="fr3" draw:name="Объект6" text:anchor-type="as-char" svg:width="9.934cm" svg:height="5.55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(1)</text:p>
            <text:p text:style-name="P2">динамика механического процесса <text:span text:style-name="T1">(</text:span>уравнение равновесия моментов):</text:p>
            <text:p text:style-name="P2"><draw:frame draw:style-name="fr3" draw:name="Объект30" text:anchor-type="as-char" svg:width="9.652cm" svg:height="2.692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(2)</text:p>
            <text:p text:style-name="P2">выражения для потоксцеплений:</text:p>
            <text:p text:style-name="P2"><draw:frame draw:style-name="fr3" draw:name="Объект12" text:anchor-type="as-char" svg:width="7.59cm" svg:height="2.82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(3)</text:p>
            <text:p text:style-name="P2">исключая из уравнений (3) токи, имеем</text:p>
            <text:p text:style-name="P2"><draw:frame draw:style-name="fr3" draw:name="Объект11" text:anchor-type="as-char" svg:width="9.931cm" svg:height="5.713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(4)</text:p>
            <text:p text:style-name="P2"><text:soft-page-break/>где</text:p>
            <text:p text:style-name="P2"><draw:frame draw:style-name="fr3" draw:name="Объект55" text:anchor-type="as-char" svg:width="9.306cm" svg:height="0.7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text:p text:style-name="P2">В результате можно записать уравнения динамики электромагнитных процессов в пространстве состояний в форме Коши:</text:p>
            <text:p text:style-name="P2"><draw:frame draw:style-name="fr3" draw:name="Объект56" text:anchor-type="as-char" svg:width="17.425cm" svg:height="5.713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(5)</text:p>
            <text:p text:style-name="P2">Если выразить индуктивности через основные и рассеяния:</text:p>
            <text:p text:style-name="P2"><draw:frame draw:style-name="fr3" draw:name="Объект15" text:anchor-type="as-char" svg:width="3.967cm" svg:height="2.829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text:p text:style-name="P2">то имеем</text:p>
            <text:p text:style-name="P2"><draw:frame draw:style-name="fr3" draw:name="Объект1" text:anchor-type="as-char" svg:width="8.55cm" svg:height="1.275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(6)</text:p>
            <text:p text:style-name="P2"><draw:frame draw:style-name="fr3" draw:name="Объект2" text:anchor-type="as-char" svg:width="20.585cm" svg:height="12.026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(7)</text:p>
            <text:p text:style-name="P2"><text:soft-page-break/>Согласно уравнениям (7), переменными состояния ДСС являются потокосцепления<draw:frame draw:style-name="fr3" draw:name="Объект5" text:anchor-type="as-char" svg:width="7.228cm" svg:height="0.631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, угловая скорость вращения ротора<draw:frame draw:style-name="fr3" draw:name="Объект39" text:anchor-type="as-char" svg:width="1.175cm" svg:height="0.564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и угол поворота ротора<draw:frame draw:style-name="fr3" draw:name="Объект38" text:anchor-type="as-char" svg:width="1.039cm" svg:height="0.564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. Входными параметрами являются напряжения на обмотках статора и возмущающий момент. </text:p>
            <text:p text:style-name="P3">Входные сигналы:</text:p>
            <text:list xml:id="list8081947382077795415" text:style-name="L1">
              <text:list-item>
                <text:p text:style-name="P7"><text:span text:style-name="T2">Напряжение на обмотке статора</text:span><text:span text:style-name="T2"><draw:frame draw:style-name="fr3" draw:name="Объект40" text:anchor-type="as-char" svg:width="1.552cm" svg:height="0.621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">в </text:span><text:span text:style-name="T3">неподвижной</text:span><text:span text:style-name="T2"> системе координат, В.</text:span></text:p>
              </text:list-item>
              <text:list-item>
                <text:p text:style-name="P7"><text:span text:style-name="T2">Напряжение на обмотке статора</text:span><text:span text:style-name="T2"><draw:frame draw:style-name="fr3" draw:name="Объект45" text:anchor-type="as-char" svg:width="1.542cm" svg:height="0.621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2">в </text:span><text:span text:style-name="T3">неподвижной</text:span><text:span text:style-name="T2"> системе координат, В.</text:span></text:p>
              </text:list-item>
              <text:list-item>
                <text:p text:style-name="P4">Возмущающий момент<draw:frame draw:style-name="fr3" draw:name="Объект46" text:anchor-type="as-char" svg:width="1.45cm" svg:height="0.621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, Н·м.</text:p>
              </text:list-item>
            </text:list>
            <text:p text:style-name="P3">Выходные сигналы:</text:p>
            <text:list xml:id="list38392115" text:continue-list="list8081947382077795415" text:style-name="L1">
              <text:list-item text:start-value="1">
                <text:p text:style-name="P7">Угол <text:span text:style-name="T2">поворота</text:span> ротора<draw:frame draw:style-name="fr3" draw:name="Объект47" text:anchor-type="as-char" svg:width="1.051cm" svg:height="0.564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, рад.</text:p>
              </text:list-item>
              <text:list-item>
                <text:p text:style-name="P4">Угловая скорость вращения<draw:frame draw:style-name="fr3" draw:name="Объект48" text:anchor-type="as-char" svg:width="1.254cm" svg:height="0.564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, рад/с.</text:p>
              </text:list-item>
              <text:list-item>
                <text:p text:style-name="P4">Электромеханический момент на валу ротора<draw:frame draw:style-name="fr3" draw:name="Объект49" text:anchor-type="as-char" svg:width="1.274cm" svg:height="0.621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, Н·м.</text:p>
              </text:list-item>
            </text:list>
            <text:p text:style-name="P2">Дополнительно на третий выход можно выводить ещё два сигнала:</text:p>
            <text:list xml:id="list840443711937520789" text:style-name="L2">
              <text:list-item>
                <text:p text:style-name="P5">Ток в обмотке статора<draw:frame draw:style-name="fr3" draw:name="Объект50" text:anchor-type="as-char" svg:width="1.312cm" svg:height="0.621cm" draw:z-index="21"><draw:object xlink:href="./Object 20" xlink:type="simple" xlink:show="embed" xlink:actuate="onLoad"/><draw:image xlink:href="./ObjectReplacements/Object 20" xlink:type="simple" xlink:show="embed" xlink:actuate="onLoad"/><svg:desc>формула</svg:desc></draw:frame>, А.</text:p>
              </text:list-item>
              <text:list-item>
                <text:p text:style-name="P5">Ток в обмотке статора<draw:frame draw:style-name="fr3" draw:name="Объект51" text:anchor-type="as-char" svg:width="1.272cm" svg:height="0.631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, А.</text:p>
              </text:list-item>
            </text:list>
            <text:p text:style-name="P3">Свойства:</text:p>
            <text:list xml:id="list308746832509425069" text:style-name="L3">
              <text:list-item>
                <text:p text:style-name="P8"><text:span text:style-name="T2">Сопротивление α-обмотки статора</text:span><text:span text:style-name="T2"><draw:frame draw:style-name="fr3" draw:name="Объект52" text:anchor-type="as-char" svg:width="0.917cm" svg:height="0.621cm" draw:z-index="22"><draw:object xlink:href="./Object 21" xlink:type="simple" xlink:show="embed" xlink:actuate="onLoad"/><draw:image xlink:href="./ObjectReplacements/Object 21" xlink:type="simple" xlink:show="embed" xlink:actuate="onLoad"/></draw:frame></text:span><text:span text:style-name="T2">, Ом;</text:span></text:p>
              </text:list-item>
              <text:list-item>
                <text:p text:style-name="P8"><text:span text:style-name="T2">Сопротивление β-обмотки статора</text:span><text:span text:style-name="T2"><draw:frame draw:style-name="fr3" draw:name="Объект3" text:anchor-type="as-char" svg:width="0.877cm" svg:height="0.631cm" draw:z-index="23"><draw:object xlink:href="./Object 22" xlink:type="simple" xlink:show="embed" xlink:actuate="onLoad"/><draw:image xlink:href="./ObjectReplacements/Object 22" xlink:type="simple" xlink:show="embed" xlink:actuate="onLoad"/></draw:frame></text:span><text:span text:style-name="T2">, Ом;</text:span></text:p>
              </text:list-item>
              <text:list-item>
                <text:p text:style-name="P8"><text:span text:style-name="T2">Индуктивность α-обмотки статора</text:span><text:span text:style-name="T2"><draw:frame draw:style-name="fr3" draw:name="Объект4" text:anchor-type="as-char" svg:width="0.894cm" svg:height="0.621c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2">, Гн;</text:span></text:p>
              </text:list-item>
              <text:list-item>
                <text:p text:style-name="P8"><text:span text:style-name="T2">Индуктивность β-обмотки статора</text:span><text:span text:style-name="T2"><draw:frame draw:style-name="fr3" draw:name="Объект7" text:anchor-type="as-char" svg:width="0.855cm" svg:height="0.631cm" draw:z-index="25"><draw:object xlink:href="./Object 24" xlink:type="simple" xlink:show="embed" xlink:actuate="onLoad"/><draw:image xlink:href="./ObjectReplacements/Object 24" xlink:type="simple" xlink:show="embed" xlink:actuate="onLoad"/></draw:frame></text:span><text:span text:style-name="T2">, Гн;</text:span></text:p>
              </text:list-item>
              <text:list-item>
                <text:p text:style-name="P8"><text:span text:style-name="T2">Магнитный поток от постоянного магнита через обмотки статора </text:span><text:span text:style-name="T1">I</text:span><text:span text:style-name="T2">, Вб;</text:span></text:p>
              </text:list-item>
              <text:list-item>
                <text:p text:style-name="P8"><text:span text:style-name="T2">Момент инерции, приведённый к валу ротора</text:span><text:span text:style-name="T2"><draw:frame draw:style-name="fr3" draw:name="Объект8" text:anchor-type="as-char" svg:width="0.534cm" svg:height="0.549cm" draw:z-index="26"><draw:object xlink:href="./Object 25" xlink:type="simple" xlink:show="embed" xlink:actuate="onLoad"/><draw:image xlink:href="./ObjectReplacements/Object 25" xlink:type="simple" xlink:show="embed" xlink:actuate="onLoad"/></draw:frame></text:span><text:span text:style-name="T2">, кг·м</text:span><text:span text:style-name="T4">2</text:span><text:span text:style-name="T2">;</text:span></text:p>
              </text:list-item>
              <text:list-item>
                <text:p text:style-name="P8"><text:span text:style-name="T2">Сопротивление α-обмотки ротора</text:span><text:span text:style-name="T2"><draw:frame draw:style-name="fr3" draw:name="Объект9" text:anchor-type="as-char" svg:width="0.972cm" svg:height="0.621cm" draw:z-index="27"><draw:object xlink:href="./Object 26" xlink:type="simple" xlink:show="embed" xlink:actuate="onLoad"/><draw:image xlink:href="./ObjectReplacements/Object 26" xlink:type="simple" xlink:show="embed" xlink:actuate="onLoad"/></draw:frame></text:span><text:span text:style-name="T2">, Ом;</text:span></text:p>
              </text:list-item>
              <text:list-item>
                <text:p text:style-name="P8"><text:span text:style-name="T2">Сопротивление β-обмотки ротора</text:span><text:span text:style-name="T2"><draw:frame draw:style-name="fr3" draw:name="Объект10" text:anchor-type="as-char" svg:width="0.931cm" svg:height="0.631cm" draw:z-index="28"><draw:object xlink:href="./Object 27" xlink:type="simple" xlink:show="embed" xlink:actuate="onLoad"/><draw:image xlink:href="./ObjectReplacements/Object 27" xlink:type="simple" xlink:show="embed" xlink:actuate="onLoad"/></draw:frame></text:span><text:span text:style-name="T2">, Ом;</text:span></text:p>
              </text:list-item>
              <text:list-item>
                <text:p text:style-name="P8"><text:span text:style-name="T2">Индуктивность α-обмотки ротора</text:span><text:span text:style-name="T2"><draw:frame draw:style-name="fr3" draw:name="Объект13" text:anchor-type="as-char" svg:width="0.951cm" svg:height="0.621cm" draw:z-index="29"><draw:object xlink:href="./Object 28" xlink:type="simple" xlink:show="embed" xlink:actuate="onLoad"/><draw:image xlink:href="./ObjectReplacements/Object 28" xlink:type="simple" xlink:show="embed" xlink:actuate="onLoad"/></draw:frame></text:span><text:span text:style-name="T2">, Гн;</text:span></text:p>
              </text:list-item>
              <text:list-item>
                <text:p text:style-name="P8"><text:span text:style-name="T2">Индуктивность β-обмотки ротора</text:span><text:span text:style-name="T2"><draw:frame draw:style-name="fr3" draw:name="Объект14" text:anchor-type="as-char" svg:width="0.91cm" svg:height="0.631cm" draw:z-index="31"><draw:object xlink:href="./Object 29" xlink:type="simple" xlink:show="embed" xlink:actuate="onLoad"/><draw:image xlink:href="./ObjectReplacements/Object 29" xlink:type="simple" xlink:show="embed" xlink:actuate="onLoad"/></draw:frame></text:span><text:span text:style-name="T2">, Гн;</text:span></text:p>
              </text:list-item>
              <text:list-item>
                <text:p text:style-name="P8"><text:span text:style-name="T2">Взаимная индуктивность обмоток по оси α </text:span><text:span text:style-name="T2"><draw:frame draw:style-name="fr3" draw:name="Объект16" text:anchor-type="as-char" svg:width="0.974cm" svg:height="0.621cm" draw:z-index="30"><draw:object xlink:href="./Object 30" xlink:type="simple" xlink:show="embed" xlink:actuate="onLoad"/><draw:image xlink:href="./ObjectReplacements/Object 30" xlink:type="simple" xlink:show="embed" xlink:actuate="onLoad"/></draw:frame></text:span><text:span text:style-name="T2">, Гн;</text:span></text:p>
              </text:list-item>
              <text:list-item>
                <text:p text:style-name="P8"><text:span text:style-name="T2">Взаимная индуктивность обмоток по оси β</text:span><text:span text:style-name="T2"><draw:frame draw:style-name="fr3" draw:name="Объект17" text:anchor-type="as-char" svg:width="0.935cm" svg:height="0.631cm" draw:z-index="32"><draw:object xlink:href="./Object 31" xlink:type="simple" xlink:show="embed" xlink:actuate="onLoad"/><draw:image xlink:href="./ObjectReplacements/Object 31" xlink:type="simple" xlink:show="embed" xlink:actuate="onLoad"/></draw:frame></text:span><text:span text:style-name="T2">, Гн;</text:span></text:p>
              </text:list-item>
              <text:list-item>
                <text:p text:style-name="P8"><text:span text:style-name="T2">Число полюсов </text:span><text:span text:style-name="T2"><draw:frame draw:style-name="fr3" draw:name="Объект57" text:anchor-type="as-char" svg:width="0.697cm" svg:height="0.621cm" draw:z-index="33"><draw:object xlink:href="./Object 32" xlink:type="simple" xlink:show="embed" xlink:actuate="onLoad"/><draw:image xlink:href="./ObjectReplacements/Object 32" xlink:type="simple" xlink:show="embed" xlink:actuate="onLoad"/></draw:frame></text:span><text:span text:style-name="T2">, шт.</text:span></text:p>
              </text:list-item>
              <text:list-item>
                <text:p text:style-name="P8"><text:span text:style-name="T2">Число фаз питающего напряжения</text:span><text:span text:style-name="T2"><draw:frame draw:style-name="fr3" draw:name="Объект58" text:anchor-type="as-char" svg:width="0.755cm" svg:height="0.621cm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2">, шт.</text:span></text:p>
              </text:list-item>
              <text:list-item>
                <text:p text:style-name="P8"><text:span text:style-name="T2">Начальный угол поворота ротора</text:span><text:span text:style-name="T2"><draw:frame draw:style-name="fr3" draw:name="Объект59" text:anchor-type="as-char" svg:width="1.136cm" svg:height="0.564cm" draw:z-index="36"><draw:object xlink:href="./Object 35" xlink:type="simple" xlink:show="embed" xlink:actuate="onLoad"/><draw:image xlink:href="./ObjectReplacements/Object 35" xlink:type="simple" xlink:show="embed" xlink:actuate="onLoad"/></draw:frame></text:span><text:span text:style-name="T2">, рад.</text:span></text:p>
              </text:list-item>
              <text:list-item>
                <text:p text:style-name="P8"><text:span text:style-name="T2">Начальная частота вращения ротора</text:span><text:span text:style-name="T2"><draw:frame draw:style-name="fr3" draw:name="Объект60" text:anchor-type="as-char" svg:width="1.339cm" svg:height="0.564cm" draw:z-index="35"><draw:object xlink:href="./Object 33" xlink:type="simple" xlink:show="embed" xlink:actuate="onLoad"/><draw:image xlink:href="./ObjectReplacements/Object 33" xlink:type="simple" xlink:show="embed" xlink:actuate="onLoad"/></draw:frame></text:span><text:span text:style-name="T2">, рад/c.</text:span></text:p>
              </text:list-item>
              <text:list-item>
                <text:p text:style-name="P8"><text:span text:style-name="T2">Начальное потокосцепление</text:span><text:span text:style-name="T2"><draw:frame draw:style-name="fr3" draw:name="Объект18" text:anchor-type="as-char" svg:width="1.591cm" svg:height="0.621cm" draw:z-index="37"><draw:object xlink:href="./Object 36" xlink:type="simple" xlink:show="embed" xlink:actuate="onLoad"/><draw:image xlink:href="./ObjectReplacements/Object 36" xlink:type="simple" xlink:show="embed" xlink:actuate="onLoad"/></draw:frame></text:span><text:span text:style-name="T2">, В·с.</text:span></text:p>
              </text:list-item>
              <text:list-item>
                <text:p text:style-name="P8"><text:span text:style-name="T2">Начальное потокосцепление</text:span><text:span text:style-name="T2"><draw:frame draw:style-name="fr3" draw:name="Объект19" text:anchor-type="as-char" svg:width="1.55cm" svg:height="0.631cm" draw:z-index="38"><draw:object xlink:href="./Object 37" xlink:type="simple" xlink:show="embed" xlink:actuate="onLoad"/><draw:image xlink:href="./ObjectReplacements/Object 37" xlink:type="simple" xlink:show="embed" xlink:actuate="onLoad"/></draw:frame></text:span><text:span text:style-name="T2">, В·с.</text:span></text:p>
              </text:list-item>
              <text:list-item>
                <text:p text:style-name="P8"><text:soft-page-break/><text:span text:style-name="T2">Начальное потокосцепление</text:span><text:span text:style-name="T2"><draw:frame draw:style-name="fr3" draw:name="Объект20" text:anchor-type="as-char" svg:width="1.646cm" svg:height="0.621cm" draw:z-index="40"><draw:object xlink:href="./Object 38" xlink:type="simple" xlink:show="embed" xlink:actuate="onLoad"/><draw:image xlink:href="./ObjectReplacements/Object 38" xlink:type="simple" xlink:show="embed" xlink:actuate="onLoad"/></draw:frame></text:span><text:span text:style-name="T2">, В·с.</text:span></text:p>
              </text:list-item>
              <text:list-item>
                <text:p text:style-name="P8"><text:span text:style-name="T2">Начальное потокосцепление</text:span><text:span text:style-name="T2"><draw:frame draw:style-name="fr3" draw:name="Объект21" text:anchor-type="as-char" svg:width="1.605cm" svg:height="0.631cm" draw:z-index="39"><draw:object xlink:href="./Object 39" xlink:type="simple" xlink:show="embed" xlink:actuate="onLoad"/><draw:image xlink:href="./ObjectReplacements/Object 39" xlink:type="simple" xlink:show="embed" xlink:actuate="onLoad"/></draw:frame></text:span><text:span text:style-name="T2">, В·с.</text:span></text:p>
              </text:list-item>
              <text:list-item>
                <text:p text:style-name="P6">Дополнительный вывод.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игатель синхронный с успокаивающими обмотками</dc:title>
    <dc:date>2014-12-01T18:24:23.81</dc:date>
    <meta:generator>OpenOffice/4.1.1$Win32 OpenOffice.org_project/411m6$Build-9775</meta:generator>
    <meta:editing-duration>PT5H29M9S</meta:editing-duration>
    <meta:editing-cycles>114</meta:editing-cycles>
    <meta:document-statistic meta:table-count="1" meta:image-count="2" meta:object-count="39" meta:page-count="4" meta:paragraph-count="59" meta:word-count="323" meta:character-count="2133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i>c</mi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+</mo>
                    <mrow>
                      <msub>
                        <mi>p</mi>
                        <mi>п</mi>
                      </msub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o stretchy="false">Ψ</mo>
                      <mrow>
                        <mo stretchy="false">β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i>c</mi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β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−</mo>
                    <mrow>
                      <msub>
                        <mi>p</mi>
                        <mi>п</mi>
                      </msub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o stretchy="false">Ψ</mo>
                      <mrow>
                        <mo stretchy="false">α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;</mi>
                </mrow>
              </mtd>
            </mtr>
          </mtable>
        </mrow>
      </mrow>
    </mrow>
    <annotation encoding="StarMath 5.0">left lbrace stack { 
U_{%alpha c}(t) = R_c cdot i_{%alpha c}(t) + {d %PSI_{%alpha c} (t)} over {dt} + p_п cdot %OMEGA(t) cdot %PSI_{%beta  c}(t), #
U_{%beta  c}(t) = R_c cdot i_{%beta  c}(t) + {d %PSI_{%beta  c} (t)} over {dt} - p_п cdot %OMEGA(t) cdot %PSI_{%alpha  c}(t), #
0 = R_{%alpha p} cdot i_{%alpha p}(t) + {d %PSI_{%alpha p} (t)} over {dt} , #
0 = R_{%beta p} cdot i_{%beta  p}(t) + {d %PSI_{%beta p} (t)} over {dt} ;
} right none</annotation>
  </semantics>
</math>
</file>

<file path=Object 10/content.xml><?xml version="1.0" encoding="utf-8"?>
<math xmlns="http://www.w3.org/1998/Math/MathML">
  <semantics>
    <mrow>
      <msub>
        <mo stretchy="false">Ψ</mo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α</mo>
          <mi>p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%PSI_{%alpha c}(t),~
%PSI_{%beta c}(t),~
%PSI_{%alpha p}(t),~
%PSI_{%beta p}(t)</annotation>
  </semantics>
</math>
</file>

<file path=Object 11/content.xml><?xml version="1.0" encoding="utf-8"?>
<math xmlns="http://www.w3.org/1998/Math/MathML">
  <semantics>
    <mrow>
      <mo stretchy="false">Ω</mo>
      <mrow>
        <mo stretchy="false">(</mo>
        <mrow>
          <mi>t</mi>
        </mrow>
        <mo stretchy="false">)</mo>
      </mrow>
    </mrow>
    <annotation encoding="StarMath 5.0">%OMEGA(t)</annotation>
  </semantics>
</math>
</file>

<file path=Object 12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</mrow>
    <annotation encoding="StarMath 5.0">%theta(t)</annotation>
  </semantics>
</math>
</file>

<file path=Object 13/content.xml><?xml version="1.0" encoding="utf-8"?>
<math xmlns="http://www.w3.org/1998/Math/MathML">
  <semantics>
    <mrow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beta c}(t)</annotation>
  </semantics>
</math>
</file>

<file path=Object 14/content.xml><?xml version="1.0" encoding="utf-8"?>
<math xmlns="http://www.w3.org/1998/Math/MathML">
  <semantics>
    <mrow>
      <msub>
        <mi>U</mi>
        <mrow>
          <mi>a</mi>
          <mi>c</mi>
        </mrow>
      </msub>
      <mrow>
        <mo stretchy="false">(</mo>
        <mrow>
          <mi>t</mi>
        </mrow>
        <mo stretchy="false">)</mo>
      </mrow>
    </mrow>
    <annotation encoding="StarMath 5.0">U_{a c} (t)</annotation>
  </semantics>
</math>
</file>

<file path=Object 15/content.xml><?xml version="1.0" encoding="utf-8"?>
<math xmlns="http://www.w3.org/1998/Math/MathML">
  <semantics>
    <mrow>
      <msub>
        <mi>U</mi>
        <mrow>
          <mi>b</mi>
          <mi>c</mi>
        </mrow>
      </msub>
      <mrow>
        <mo stretchy="false">(</mo>
        <mrow>
          <mi>t</mi>
        </mrow>
        <mo stretchy="false">)</mo>
      </mrow>
    </mrow>
    <annotation encoding="StarMath 5.0">U_{b c}(t)</annotation>
  </semantics>
</math>
</file>

<file path=Object 16/content.xml><?xml version="1.0" encoding="utf-8"?>
<math xmlns="http://www.w3.org/1998/Math/MathML">
  <semantics>
    <mrow>
      <msub>
        <mi>M</mi>
        <mi>в</mi>
      </msub>
      <mrow>
        <mo stretchy="false">(</mo>
        <mrow>
          <mi>t</mi>
        </mrow>
        <mo stretchy="false">)</mo>
      </mrow>
    </mrow>
    <annotation encoding="StarMath 5.0">M_в(t)</annotation>
  </semantics>
</math>
</file>

<file path=Object 17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

<file path=Object 18/content.xml><?xml version="1.0" encoding="utf-8"?>
<math xmlns="http://www.w3.org/1998/Math/MathML">
  <semantics>
    <mrow>
      <mi>q</mi>
      <mi>'</mi>
      <mrow>
        <mo stretchy="false">(</mo>
        <mrow>
          <mi>t</mi>
        </mrow>
        <mo stretchy="false">)</mo>
      </mrow>
    </mrow>
    <annotation encoding="StarMath 5.0">q'(t)</annotation>
  </semantics>
</math>
</file>

<file path=Object 19/content.xml><?xml version="1.0" encoding="utf-8"?>
<math xmlns="http://www.w3.org/1998/Math/MathML">
  <semantics>
    <mrow>
      <msub>
        <mi>T</mi>
        <mi>e</mi>
      </msub>
      <mrow>
        <mo stretchy="false">(</mo>
        <mrow>
          <mi>t</mi>
        </mrow>
        <mo stretchy="false">)</mo>
      </mrow>
    </mrow>
    <annotation encoding="StarMath 5.0">T_e(t)</annotation>
  </semantics>
</math>
</file>

<file path=Object 2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>M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M</mi>
                      <mi>e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J</mi>
                        <mrow>
                          <mo stretchy="false">Σ</mo>
                        </mrow>
                      </msub>
                      <mo stretchy="false">⋅</mo>
                      <mrow>
                        <mfrac>
                          <mrow>
                            <mi>d</mi>
                            <mo stretchy="false">Ω</mo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i mathvariant="italic">dt</mi>
                          </mrow>
                        </mfrac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M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frac>
                          <mrow>
                            <mrow>
                              <msub>
                                <mi>p</mi>
                                <mi>п</mi>
                              </msub>
                              <mo stretchy="false">⋅</mo>
                              <msub>
                                <mi>p</mi>
                                <mi>f</mi>
                              </msub>
                            </mrow>
                          </mrow>
                          <mrow>
                            <mn>2</mn>
                          </mrow>
                        </mfrac>
                      </mrow>
                      <mo stretchy="false">⋅</mo>
                      <mfenced open="[" close="]">
                        <mrow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;</mi>
                </mrow>
              </mtd>
            </mtr>
          </mtable>
        </mrow>
      </mrow>
    </mrow>
    <annotation encoding="StarMath 5.0">left lbrace stack { 
M(t) = M_e(t) + J_{%SIGMA} cdot {{d %OMEGA(t)} over {dt}}, #
M_e(t) = {{p_п cdot p_f} over {2}} cdot left [ %PSI_{%alpha c}(t) cdot i_{%beta c}(t) - %PSI_{%beta c}(t) cdot i_{%alpha c}(t) right ] ;
} right none</annotation>
  </semantics>
</math>
</file>

<file path=Object 20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i_{%alpha c}(t)</annotation>
  </semantics>
</math>
</file>

<file path=Object 21/content.xml><?xml version="1.0" encoding="utf-8"?>
<math xmlns="http://www.w3.org/1998/Math/MathML">
  <semantics>
    <mrow>
      <msub>
        <mi>R</mi>
        <mrow>
          <mo stretchy="false">α</mo>
          <mi>c</mi>
        </mrow>
      </msub>
    </mrow>
    <annotation encoding="StarMath 5.0">R_{%alpha c}</annotation>
  </semantics>
</math>
</file>

<file path=Object 22/content.xml><?xml version="1.0" encoding="utf-8"?>
<math xmlns="http://www.w3.org/1998/Math/MathML">
  <semantics>
    <mrow>
      <msub>
        <mi>R</mi>
        <mrow>
          <mo stretchy="false">β</mo>
          <mi>c</mi>
        </mrow>
      </msub>
    </mrow>
    <annotation encoding="StarMath 5.0">R_{%beta c}</annotation>
  </semantics>
</math>
</file>

<file path=Object 23/content.xml><?xml version="1.0" encoding="utf-8"?>
<math xmlns="http://www.w3.org/1998/Math/MathML">
  <semantics>
    <mrow>
      <msub>
        <mi>L</mi>
        <mrow>
          <mo stretchy="false">α</mo>
          <mi>c</mi>
        </mrow>
      </msub>
    </mrow>
    <annotation encoding="StarMath 5.0">L_{%alpha c}</annotation>
  </semantics>
</math>
</file>

<file path=Object 24/content.xml><?xml version="1.0" encoding="utf-8"?>
<math xmlns="http://www.w3.org/1998/Math/MathML">
  <semantics>
    <mrow>
      <msub>
        <mi>L</mi>
        <mrow>
          <mo stretchy="false">β</mo>
          <mi>c</mi>
        </mrow>
      </msub>
    </mrow>
    <annotation encoding="StarMath 5.0">L_{%beta c}</annotation>
  </semantics>
</math>
</file>

<file path=Object 25/content.xml><?xml version="1.0" encoding="utf-8"?>
<math xmlns="http://www.w3.org/1998/Math/MathML">
  <semantics>
    <mrow>
      <mi>J</mi>
    </mrow>
    <annotation encoding="StarMath 5.0">J</annotation>
  </semantics>
</math>
</file>

<file path=Object 26/content.xml><?xml version="1.0" encoding="utf-8"?>
<math xmlns="http://www.w3.org/1998/Math/MathML">
  <semantics>
    <mrow>
      <msub>
        <mi>R</mi>
        <mrow>
          <mo stretchy="false">α</mo>
          <mi>p</mi>
        </mrow>
      </msub>
    </mrow>
    <annotation encoding="StarMath 5.0">R_{%alpha p}</annotation>
  </semantics>
</math>
</file>

<file path=Object 27/content.xml><?xml version="1.0" encoding="utf-8"?>
<math xmlns="http://www.w3.org/1998/Math/MathML">
  <semantics>
    <mrow>
      <msub>
        <mi>R</mi>
        <mrow>
          <mo stretchy="false">β</mo>
          <mi>p</mi>
        </mrow>
      </msub>
    </mrow>
    <annotation encoding="StarMath 5.0">R_{%beta p}</annotation>
  </semantics>
</math>
</file>

<file path=Object 28/content.xml><?xml version="1.0" encoding="utf-8"?>
<math xmlns="http://www.w3.org/1998/Math/MathML">
  <semantics>
    <mrow>
      <msub>
        <mi>L</mi>
        <mrow>
          <mo stretchy="false">α</mo>
          <mi>p</mi>
        </mrow>
      </msub>
    </mrow>
    <annotation encoding="StarMath 5.0">L_{%alpha p}</annotation>
  </semantics>
</math>
</file>

<file path=Object 29/content.xml><?xml version="1.0" encoding="utf-8"?>
<math xmlns="http://www.w3.org/1998/Math/MathML">
  <semantics>
    <mrow>
      <msub>
        <mi>L</mi>
        <mrow>
          <mo stretchy="false">β</mo>
          <mi>p</mi>
        </mrow>
      </msub>
    </mrow>
    <annotation encoding="StarMath 5.0">L_{%beta p}</annotation>
  </semantics>
</math>
</file>

<file path=Object 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o stretchy="false">λ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alignl left lbrace stack { 
%PSI_{%alpha c}(t) = L_{%alpha c} cdot i_{%alpha c}(t) + L_{%alpha m} cdot i_{%alpha p}(t) + %lambda, #
%PSI_{%beta c}(t) = L_{%beta c} cdot i_{%beta c}(t) + L_{%beta m} cdot i_{%beta p}(t) , #
%PSI_{%alpha p}(t) = L_{%alpha p} cdot i_{%alpha p}(t) + L_{%alpha m} cdot i_{%alpha c}(t), #
%PSI_{%beta p}(t) = L_{%beta p} cdot i_{%beta p}(t) + L_{%beta m} cdot i_{%beta c}(t),
} right none</annotation>
  </semantics>
</math>
</file>

<file path=Object 30/content.xml><?xml version="1.0" encoding="utf-8"?>
<math xmlns="http://www.w3.org/1998/Math/MathML">
  <semantics>
    <mrow>
      <msub>
        <mi>L</mi>
        <mrow>
          <mo stretchy="false">α</mo>
          <mi>m</mi>
        </mrow>
      </msub>
    </mrow>
    <annotation encoding="StarMath 5.0">L_{%alpha m}</annotation>
  </semantics>
</math>
</file>

<file path=Object 31/content.xml><?xml version="1.0" encoding="utf-8"?>
<math xmlns="http://www.w3.org/1998/Math/MathML">
  <semantics>
    <mrow>
      <msub>
        <mi>L</mi>
        <mrow>
          <mo stretchy="false">β</mo>
          <mi>m</mi>
        </mrow>
      </msub>
    </mrow>
    <annotation encoding="StarMath 5.0">L_{%beta m}</annotation>
  </semantics>
</math>
</file>

<file path=Object 32/content.xml><?xml version="1.0" encoding="utf-8"?>
<math xmlns="http://www.w3.org/1998/Math/MathML">
  <semantics>
    <mrow>
      <msub>
        <mi>p</mi>
        <mi>п</mi>
      </msub>
    </mrow>
    <annotation encoding="StarMath 5.0">p_п</annotation>
  </semantics>
</math>
</file>

<file path=Object 33/content.xml><?xml version="1.0" encoding="utf-8"?>
<math xmlns="http://www.w3.org/1998/Math/MathML">
  <semantics>
    <mrow>
      <mi>q</mi>
      <mi>'</mi>
      <mrow>
        <mo stretchy="false">(</mo>
        <mrow>
          <mn>0</mn>
        </mrow>
        <mo stretchy="false">)</mo>
      </mrow>
    </mrow>
    <annotation encoding="StarMath 5.0">q'(0)</annotation>
  </semantics>
</math>
</file>

<file path=Object 34/content.xml><?xml version="1.0" encoding="utf-8"?>
<math xmlns="http://www.w3.org/1998/Math/MathML">
  <semantics>
    <mrow>
      <msub>
        <mi>p</mi>
        <mi>f</mi>
      </msub>
    </mrow>
    <annotation encoding="StarMath 5.0">p_f</annotation>
  </semantics>
</math>
</file>

<file path=Object 35/content.xml><?xml version="1.0" encoding="utf-8"?>
<math xmlns="http://www.w3.org/1998/Math/MathML">
  <semantics>
    <mrow>
      <mi>q</mi>
      <mrow>
        <mo stretchy="false">(</mo>
        <mrow>
          <mn>0</mn>
        </mrow>
        <mo stretchy="false">)</mo>
      </mrow>
    </mrow>
    <annotation encoding="StarMath 5.0">q(0)</annotation>
  </semantics>
</math>
</file>

<file path=Object 36/content.xml><?xml version="1.0" encoding="utf-8"?>
<math xmlns="http://www.w3.org/1998/Math/MathML">
  <semantics>
    <mrow>
      <msub>
        <mo stretchy="false">Ψ</mo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%PSI_{%alpha c}(t)</annotation>
  </semantics>
</math>
</file>

<file path=Object 37/content.xml><?xml version="1.0" encoding="utf-8"?>
<math xmlns="http://www.w3.org/1998/Math/MathML">
  <semantics>
    <mrow>
      <msub>
        <mo stretchy="false">Ψ</mo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%PSI_{%beta c}(t)</annotation>
  </semantics>
</math>
</file>

<file path=Object 38/content.xml><?xml version="1.0" encoding="utf-8"?>
<math xmlns="http://www.w3.org/1998/Math/MathML">
  <semantics>
    <mrow>
      <msub>
        <mo stretchy="false">Ψ</mo>
        <mrow>
          <mo stretchy="false">α</mo>
          <mi>p</mi>
        </mrow>
      </msub>
      <mrow>
        <mo stretchy="false">(</mo>
        <mrow>
          <mi>t</mi>
        </mrow>
        <mo stretchy="false">)</mo>
      </mrow>
    </mrow>
    <annotation encoding="StarMath 5.0">%PSI_{%alpha p}(t)</annotation>
  </semantics>
</math>
</file>

<file path=Object 39/content.xml><?xml version="1.0" encoding="utf-8"?>
<math xmlns="http://www.w3.org/1998/Math/MathML">
  <semantics>
    <mrow>
      <msub>
        <mo stretchy="false">Ψ</mo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%PSI_{%beta p}(t)</annotation>
  </semantics>
</math>
</file>

<file path=Object 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i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row>
                        <msub>
                          <mi>L</mi>
                          <mrow>
                            <mo stretchy="false">α</mo>
                            <mi>p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−</mo>
                        <mi/>
                      </mrow>
                      <mrow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L</mi>
                            <mrow>
                              <mo stretchy="false">α</mo>
                              <mi>p</mi>
                            </mrow>
                          </msub>
                          <mo stretchy="false">⋅</mo>
                          <mo stretchy="false">λ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row>
                        <msub>
                          <mi>L</mi>
                          <mrow>
                            <mo stretchy="false">β</mo>
                            <mi>p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−</mo>
                        <mi/>
                      </mrow>
                      <mrow>
                        <msub>
                          <mi>L</mi>
                          <mrow>
                            <mo stretchy="false">β</mo>
                            <mi>m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α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row>
                        <msub>
                          <mi>L</mi>
                          <mrow>
                            <mo stretchy="false">α</mo>
                            <mi>c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−</mo>
                        <mi/>
                      </mrow>
                      <mrow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+</mo>
                        <mrow>
                          <msub>
                            <mi>L</mi>
                            <mrow>
                              <mo stretchy="false">α</mo>
                              <mi>m</mi>
                            </mrow>
                          </msub>
                          <mo stretchy="false">⋅</mo>
                          <mo stretchy="false">λ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row>
                        <msub>
                          <mi>L</mi>
                          <mrow>
                            <mo stretchy="false">β</mo>
                            <mi>c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−</mo>
                        <mi/>
                      </mrow>
                      <mrow>
                        <msub>
                          <mi>L</mi>
                          <mrow>
                            <mo stretchy="false">β</mo>
                            <mi>m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i>,</mi>
                </mrow>
              </mtd>
            </mtr>
          </mtable>
        </mrow>
      </mrow>
    </mrow>
    <annotation encoding="StarMath 5.0">left lbrace stack { 
i_{%alpha c}(t) ~=~ {L_{%alpha p} cdot %PSI_{%alpha c}(t) ~-~ L_{%alpha m} cdot  %PSI_{%alpha p}(t) - L_{%alpha p} cdot %lambda} over {D_{%alpha}}, #
i_{%beta c}(t)  ~=~ {L_{%beta p} cdot %PSI_{%beta  c}(t) ~-~ L_{%beta m} cdot %PSI_{%beta  p}(t)} over {D_{%beta}}, #
i_{%alpha p}(t) ~=~ {L_{%alpha c} cdot %PSI_{%alpha p}(t) ~-~ L_{%alpha m} cdot  %PSI_{%alpha c}(t) + L_{%alpha m} cdot %lambda} over {D_{%alpha}}, #
i_{%beta p}(t)  ~=~ {L_{%beta c} cdot %PSI_{%beta  p}(t) ~-~ L_{%beta m} cdot %PSI_{%beta  c}(t)} over {D_{%beta}},
} right none</annotation>
  </semantics>
</math>
</file>

<file path=Object 5/content.xml><?xml version="1.0" encoding="utf-8"?>
<math xmlns="http://www.w3.org/1998/Math/MathML">
  <semantics>
    <mrow>
      <msub>
        <mi>D</mi>
        <mrow>
          <mo stretchy="false">α</mo>
        </mrow>
      </msub>
      <mrow>
        <mi/>
        <mo stretchy="false">=</mo>
        <mi/>
      </mrow>
      <mrow>
        <mrow>
          <msub>
            <mi>L</mi>
            <mrow>
              <mo stretchy="false">α</mo>
              <mi>c</mi>
            </mrow>
          </msub>
          <mo stretchy="false">⋅</mo>
          <msub>
            <mi>L</mi>
            <mrow>
              <mo stretchy="false">α</mo>
              <mi>p</mi>
            </mrow>
          </msub>
        </mrow>
        <mo stretchy="false">−</mo>
        <msubsup>
          <mi>L</mi>
          <mrow>
            <mo stretchy="false">α</mo>
            <mi>m</mi>
          </mrow>
          <mn>2</mn>
        </msubsup>
      </mrow>
      <mi>,</mi>
      <mi/>
      <msub>
        <mi>D</mi>
        <mrow>
          <mo stretchy="false">β</mo>
        </mrow>
      </msub>
      <mrow>
        <mi/>
        <mo stretchy="false">=</mo>
        <mi/>
      </mrow>
      <mrow>
        <mrow>
          <msub>
            <mi>L</mi>
            <mrow>
              <mo stretchy="false">β</mo>
              <mi>c</mi>
            </mrow>
          </msub>
          <mo stretchy="false">⋅</mo>
          <msub>
            <mi>L</mi>
            <mrow>
              <mo stretchy="false">β</mo>
              <mi>p</mi>
            </mrow>
          </msub>
        </mrow>
        <mo stretchy="false">−</mo>
        <msubsup>
          <mi>L</mi>
          <mrow>
            <mo stretchy="false">β</mo>
            <mi>m</mi>
          </mrow>
          <mn>2</mn>
        </msubsup>
      </mrow>
      <mn>.</mn>
    </mrow>
    <annotation encoding="StarMath 5.0">D_{%alpha} ~=~ L_{%alpha c} cdot L_{%alpha p} - L_{%alpha m}^2 ,~
D_{%beta } ~=~ L_{%beta  c} cdot L_{%beta  p} - L_{%beta  m}^2 .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frac>
                    <mrow>
                      <mrow>
                        <msub>
                          <mi>R</mi>
                          <mi>c</mi>
                        </msub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p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α</mo>
                                  <mi>c</mi>
                                </mrow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α</mo>
                                    <mi>m</mi>
                                  </mrow>
                                </msub>
                                <mo stretchy="false">⋅</mo>
                                <msub>
                                  <mo stretchy="false">Ψ</mo>
                                  <mrow>
                                    <mo stretchy="false">α</mo>
                                    <mi>p</mi>
                                  </mrow>
                                </msub>
                              </mrow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α</mo>
                                    <mi>p</mi>
                                  </mrow>
                                </msub>
                                <mo stretchy="false">⋅</mo>
                                <mo stretchy="false">λ</mo>
                              </mrow>
                            </mrow>
                          </mrow>
                          <mo stretchy="false">)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row>
                    <mi/>
                    <mo stretchy="false">+</mo>
                    <mi/>
                  </mrow>
                  <mrow>
                    <mrow>
                      <msub>
                        <mi>p</mi>
                        <mi>п</mi>
                      </msub>
                    </mrow>
                    <mo stretchy="false">⋅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frac>
                    <mrow>
                      <mrow>
                        <msub>
                          <mi>R</mi>
                          <mi>c</mi>
                        </msub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β</mo>
                                  <mi>p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β</mo>
                                  <mi>c</mi>
                                </mrow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β</mo>
                                    <mi>m</mi>
                                  </mrow>
                                </msub>
                                <mo stretchy="false">⋅</mo>
                                <msub>
                                  <mo stretchy="false">Ψ</mo>
                                  <mrow>
                                    <mo stretchy="false">β</mo>
                                    <mi>p</mi>
                                  </mrow>
                                </msub>
                              </mrow>
                            </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)</mo>
                        </mrow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row>
                    <mi/>
                    <mo stretchy="false">−</mo>
                    <mi/>
                  </mrow>
                  <mrow>
                    <mrow>
                      <msub>
                        <mi>p</mi>
                        <mi>п</mi>
                      </msub>
                    </mrow>
                    <mo stretchy="false">⋅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row>
                      <mi/>
                      <mo stretchy="false">−</mo>
                      <mi/>
                    </mrow>
                  </mrow>
                  <mfrac>
                    <mrow>
                      <mrow>
                        <msub>
                          <mi>R</mi>
                          <mrow>
                            <mo stretchy="false">α</mo>
                            <mi>p</mi>
                          </mrow>
                        </msub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c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α</mo>
                                  <mi>p</mi>
                                </mrow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α</mo>
                                    <mi>m</mi>
                                  </mrow>
                                </msub>
                                <mo stretchy="false">⋅</mo>
                                <msub>
                                  <mo stretchy="false">Ψ</mo>
                                  <mrow>
                                    <mo stretchy="false">α</mo>
                                    <mi>c</mi>
                                  </mrow>
                                </msub>
                              </mrow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+</mo>
                              <mrow>
                                <msub>
                                  <mi>L</mi>
                                  <mrow>
                                    <mo stretchy="false">α</mo>
                                    <mi>m</mi>
                                  </mrow>
                                </msub>
                                <mo stretchy="false">⋅</mo>
                                <mo stretchy="false">λ</mo>
                              </mrow>
                            </mrow>
                          </mrow>
                          <mo stretchy="false">)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frac>
                    <mrow>
                      <mrow>
                        <mrow>
                          <mo stretchy="false">−</mo>
                          <msub>
                            <mi>R</mi>
                            <mrow>
                              <mo stretchy="false">β</mo>
                              <mi>p</mi>
                            </mrow>
                          </msub>
                        </mrow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β</mo>
                                  <mi>c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β</mo>
                                  <mi>p</mi>
                                </mrow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β</mo>
                                    <mi>m</mi>
                                  </mrow>
                                </msub>
                                <mo stretchy="false">⋅</mo>
                                <msub>
                                  <mo stretchy="false">Ψ</mo>
                                  <mrow>
                                    <mo stretchy="false">β</mo>
                                    <mi>c</mi>
                                  </mrow>
                                </msub>
                              </mrow>
                            </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)</mo>
                        </mrow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n>.</mn>
                </mrow>
              </mtd>
            </mtr>
          </mtable>
        </mrow>
      </mrow>
    </mrow>
    <annotation encoding="StarMath 5.0">left lbrace stack { 
{d %PSI_{%alpha c} (t)} over {dt} ~=~
U_{%alpha c}(t) ~-~ {R_c cdot
(L_{%alpha p} cdot %PSI_{%alpha c} (t) -
 L_{%alpha m} cdot %PSI_{%alpha p} (t) -
 L_{%alpha p} cdot %lambda 
 ) } over {D_{%alpha}} ~+~ { p_п} cdot %OMEGA(t) cdot {%PSI_{%beta c} (t)} , #
{d %PSI_{%beta c} (t)} over {dt} ~=~
U_{%beta c}(t) ~-~ {R_c cdot
(L_{%beta p} cdot %PSI_{%beta c} (t) -
 L_{%beta m} cdot %PSI_{%beta p} (t) 
 ) } over {D_{%beta}} ~-~ { p_п} cdot %OMEGA(t) cdot {%PSI_{%alpha c} (t)} , #
{d %PSI_{%alpha p} (t)} over {dt} ~=~
~-~ {R_{%alpha p} cdot
(L_{%alpha c} cdot %PSI_{%alpha p} (t) -
 L_{%alpha m} cdot %PSI_{%alpha c} (t) +
 L_{%alpha m} cdot %lambda 
 ) } over {D_{%alpha}}, #
{d %PSI_{%beta p} (t)} over {dt} ~=~ 
{- R_{%beta p} cdot
(L_{%beta c} cdot %PSI_{%beta p} (t) -
 L_{%beta m} cdot %PSI_{%beta c} (t) 
 ) } over { D_{%beta} }.
} right none</annotation>
  </semantics>
</math>
</file>

<file path=Object 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sub>
                      <mi>L</mi>
                      <mrow>
                        <mo stretchy="false">α</mo>
                        <mi>c</mi>
                      </mrow>
                    </msub>
                    <mo stretchy="false">=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+</mo>
                      <msub>
                        <mi>L</mi>
                        <mrow>
                          <mo stretchy="false">α</mo>
                          <mi>c</mi>
                          <mo stretchy="false">σ</mo>
                        </mrow>
                      </msub>
                    </mrow>
                  </mrow>
                  <mi>,</mi>
                </mrow>
              </mtd>
            </mtr>
            <mtr>
              <mtd>
                <mrow>
                  <mrow>
                    <msub>
                      <mi>L</mi>
                      <mrow>
                        <mo stretchy="false">β</mo>
                        <mi>c</mi>
                      </mrow>
                    </msub>
                    <mo stretchy="false">=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+</mo>
                      <msub>
                        <mi>L</mi>
                        <mrow>
                          <mo stretchy="false">β</mo>
                          <mi>c</mi>
                          <mo stretchy="false">σ</mo>
                        </mrow>
                      </msub>
                    </mrow>
                  </mrow>
                  <mi>,</mi>
                </mrow>
              </mtd>
            </mtr>
            <mtr>
              <mtd>
                <mrow>
                  <mrow>
                    <msub>
                      <mi>L</mi>
                      <mrow>
                        <mo stretchy="false">α</mo>
                        <mi>p</mi>
                      </mrow>
                    </msub>
                    <mo stretchy="false">=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+</mo>
                      <msub>
                        <mi>L</mi>
                        <mrow>
                          <mo stretchy="false">α</mo>
                          <mi>p</mi>
                          <mo stretchy="false">σ</mo>
                        </mrow>
                      </msub>
                    </mrow>
                  </mrow>
                  <mi>,</mi>
                </mrow>
              </mtd>
            </mtr>
            <mtr>
              <mtd>
                <mrow>
                  <mrow>
                    <msub>
                      <mi>L</mi>
                      <mrow>
                        <mo stretchy="false">β</mo>
                        <mi>p</mi>
                      </mrow>
                    </msub>
                    <mo stretchy="false">=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+</mo>
                      <msub>
                        <mi>L</mi>
                        <mrow>
                          <mo stretchy="false">β</mo>
                          <mi>p</mi>
                          <mo stretchy="false">σ</mo>
                        </mrow>
                      </msub>
                    </mrow>
                  </mrow>
                  <mi>,</mi>
                </mrow>
              </mtd>
            </mtr>
          </mtable>
        </mrow>
      </mrow>
    </mrow>
    <annotation encoding="StarMath 5.0">alignl left lbrace stack { 
L_{%alpha c} = L_{%alpha m} + L_{%alpha c %sigma}, #
L_{%beta  c} = L_{%beta  m} + L_{%beta  c %sigma}, #
L_{%alpha p} = L_{%alpha m} + L_{%alpha p %sigma}, #
L_{%beta  p} = L_{%beta  m} + L_{%beta  p %sigma},
} right none</annotation>
  </semantics>
</math>
</file>

<file path=Object 8/content.xml><?xml version="1.0" encoding="utf-8"?>
<math xmlns="http://www.w3.org/1998/Math/MathML">
  <semantics>
    <mtable>
      <mtr>
        <mtd>
          <mrow>
            <msub>
              <mi>D</mi>
              <mrow>
                <mo stretchy="false">α</mo>
              </mrow>
            </msub>
            <mrow>
              <mi/>
              <mo stretchy="false">=</mo>
              <mi/>
            </mrow>
            <mrow>
              <mrow>
                <mrow>
                  <msub>
                    <mi>L</mi>
                    <mrow>
                      <mo stretchy="false">α</mo>
                      <mi>c</mi>
                      <mo stretchy="false">σ</mo>
                    </mrow>
                  </msub>
                  <mo stretchy="false">⋅</mo>
                  <msub>
                    <mi>L</mi>
                    <mrow>
                      <mo stretchy="false">α</mo>
                      <mi>p</mi>
                      <mo stretchy="false">σ</mo>
                    </mrow>
                  </msub>
                </mrow>
                <mo stretchy="false">+</mo>
                <mrow>
                  <msub>
                    <mi>L</mi>
                    <mrow>
                      <mo stretchy="false">α</mo>
                      <mi>m</mi>
                    </mrow>
                  </msub>
                  <mo stretchy="false">⋅</mo>
                  <msub>
                    <mi>L</mi>
                    <mrow>
                      <mo stretchy="false">α</mo>
                      <mi>c</mi>
                      <mo stretchy="false">σ</mo>
                    </mrow>
                  </msub>
                </mrow>
              </mrow>
              <mo stretchy="false">+</mo>
              <mrow>
                <msub>
                  <mi>L</mi>
                  <mrow>
                    <mo stretchy="false">α</mo>
                    <mi>m</mi>
                  </mrow>
                </msub>
                <mo stretchy="false">⋅</mo>
                <msub>
                  <mi>L</mi>
                  <mrow>
                    <mo stretchy="false">α</mo>
                    <mi>p</mi>
                    <mo stretchy="false">σ</mo>
                  </mrow>
                </msub>
              </mrow>
            </mrow>
            <mi>,</mi>
          </mrow>
        </mtd>
      </mtr>
      <mtr>
        <mtd>
          <mrow>
            <msub>
              <mi>D</mi>
              <mrow>
                <mo stretchy="false">β</mo>
              </mrow>
            </msub>
            <mrow>
              <mi/>
              <mo stretchy="false">=</mo>
              <mi/>
            </mrow>
            <mrow>
              <mrow>
                <mrow>
                  <msub>
                    <mi>L</mi>
                    <mrow>
                      <mo stretchy="false">β</mo>
                      <mi>c</mi>
                      <mo stretchy="false">σ</mo>
                    </mrow>
                  </msub>
                  <mo stretchy="false">⋅</mo>
                  <msub>
                    <mi>L</mi>
                    <mrow>
                      <mo stretchy="false">β</mo>
                      <mi>p</mi>
                      <mo stretchy="false">σ</mo>
                    </mrow>
                  </msub>
                </mrow>
                <mo stretchy="false">+</mo>
                <mrow>
                  <msub>
                    <mi>L</mi>
                    <mrow>
                      <mo stretchy="false">β</mo>
                      <mi>m</mi>
                    </mrow>
                  </msub>
                  <mo stretchy="false">⋅</mo>
                  <msub>
                    <mi>L</mi>
                    <mrow>
                      <mo stretchy="false">β</mo>
                      <mi>c</mi>
                      <mo stretchy="false">σ</mo>
                    </mrow>
                  </msub>
                </mrow>
              </mrow>
              <mo stretchy="false">+</mo>
              <mrow>
                <msub>
                  <mi>L</mi>
                  <mrow>
                    <mo stretchy="false">β</mo>
                    <mi>m</mi>
                  </mrow>
                </msub>
                <mo stretchy="false">⋅</mo>
                <msub>
                  <mi>L</mi>
                  <mrow>
                    <mo stretchy="false">β</mo>
                    <mi>p</mi>
                    <mo stretchy="false">σ</mo>
                  </mrow>
                </msub>
              </mrow>
            </mrow>
            <mi>,</mi>
          </mrow>
        </mtd>
      </mtr>
    </mtable>
    <annotation encoding="StarMath 5.0">D_{%alpha} ~=~
L_{%alpha c %sigma} cdot L_{%alpha p %sigma} +
L_{%alpha m}        cdot L_{%alpha c %sigma} +
L_{%alpha m}        cdot L_{%alpha p %sigma} ,
newline
D_{%beta} ~=~
L_{%beta c %sigma} cdot L_{%beta p %sigma} +
L_{%beta m}        cdot L_{%beta c %sigma} +
L_{%beta m}        cdot L_{%beta p %sigma} ,</annotation>
  </semantics>
</math>
</file>

<file path=Object 9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sub>
                      <mi>R</mi>
                      <mi>c</mi>
                    </msub>
                    <mo stretchy="false">⋅</mo>
                    <mrow>
                      <mfrac>
                        <mrow>
                          <mrow>
                            <mrow>
                              <mo stretchy="false">(</mo>
                              <mrow>
                                <mrow>
                                  <msub>
                                    <mi>L</mi>
                                    <mrow>
                                      <mo stretchy="false">α</mo>
                                      <mi>m</mi>
                                    </mrow>
                                  </msub>
                                  <mo stretchy="false">+</mo>
                                  <msub>
                                    <mi>L</mi>
                                    <mrow>
                                      <mo stretchy="false">α</mo>
                                      <mi>p</mi>
                                      <mo stretchy="false">σ</mo>
                                    </mrow>
                                  </msub>
                                </mrow>
                              </mrow>
                              <mo stretchy="false">)</mo>
                            </mrow>
                            <mo stretchy="false">⋅</mo>
                            <msub>
                              <mo stretchy="false">Ψ</mo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row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α</mo>
                                  <mi>p</mi>
                                </mrow>
                              </msub>
                            </mrow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row>
                              <mrow>
                                <mo stretchy="false">(</mo>
                                <mrow>
                                  <mrow>
                                    <msub>
                                      <mi>L</mi>
                                      <mrow>
                                        <mo stretchy="false">α</mo>
                                        <mi>m</mi>
                                      </mrow>
                                    </msub>
                                    <mo stretchy="false">+</mo>
                                    <msub>
                                      <mi>L</mi>
                                      <mrow>
                                        <mo stretchy="false">α</mo>
                                        <mi>p</mi>
                                        <mo stretchy="false">σ</mo>
                                      </mrow>
                                    </msub>
                                  </mrow>
                                </mrow>
                                <mo stretchy="false">)</mo>
                              </mrow>
                              <mo stretchy="false">⋅</mo>
                              <mo stretchy="false">λ</mo>
                            </mrow>
                          </mrow>
                        </mrow>
                        <mrow>
                          <msub>
                            <mi>D</mi>
                            <mrow>
                              <mo stretchy="false">α</mo>
                            </mrow>
                          </msub>
                        </mrow>
                      </mfrac>
                    </mrow>
                  </mrow>
                  <mrow>
                    <mi/>
                    <mo stretchy="false">+</mo>
                    <mi/>
                  </mrow>
                  <mrow>
                    <mrow>
                      <msub>
                        <mi>p</mi>
                        <mi>п</mi>
                      </msub>
                    </mrow>
                    <mo stretchy="false">⋅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sub>
                      <mi>R</mi>
                      <mi>c</mi>
                    </msub>
                    <mo stretchy="false">⋅</mo>
                    <mrow>
                      <mfrac>
                        <mrow>
                          <mrow>
                            <mrow>
                              <mo stretchy="false">(</mo>
                              <mrow>
                                <mrow>
                                  <msub>
                                    <mi>L</mi>
                                    <mrow>
                                      <mo stretchy="false">β</mo>
                                      <mi>m</mi>
                                    </mrow>
                                  </msub>
                                  <mo stretchy="false">+</mo>
                                  <msub>
                                    <mi>L</mi>
                                    <mrow>
                                      <mo stretchy="false">β</mo>
                                      <mi>p</mi>
                                      <mo stretchy="false">σ</mo>
                                    </mrow>
                                  </msub>
                                </mrow>
                              </mrow>
                              <mo stretchy="false">)</mo>
                            </mrow>
                            <mo stretchy="false">⋅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row>
                              <msub>
                                <mi>L</mi>
                                <mrow>
                                  <mo stretchy="false">β</mo>
                                  <mi>m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β</mo>
                                  <mi>p</mi>
                                </mrow>
                              </msub>
                            </mrow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sub>
                            <mi>D</mi>
                            <mrow>
                              <mo stretchy="false">β</mo>
                            </mrow>
                          </msub>
                        </mrow>
                      </mfrac>
                    </mrow>
                  </mrow>
                  <mrow>
                    <mi/>
                    <mo stretchy="false">−</mo>
                    <mi/>
                  </mrow>
                  <mrow>
                    <mrow>
                      <msub>
                        <mi>p</mi>
                        <mi>п</mi>
                      </msub>
                    </mrow>
                    <mo stretchy="false">⋅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row>
                      <mi/>
                      <mo stretchy="false">−</mo>
                      <mrow>
                        <msub>
                          <mi>R</mi>
                          <mrow>
                            <mo stretchy="false">α</mo>
                            <mi>p</mi>
                          </mrow>
                        </msub>
                        <mo stretchy="false">⋅</mo>
                        <mrow>
                          <mfrac>
                            <mrow>
                              <mrow>
                                <mrow>
                                  <mo stretchy="false">(</mo>
                                  <mrow>
                                    <mrow>
                                      <msub>
                                        <mi>L</mi>
                                        <mrow>
                                          <mo stretchy="false">α</mo>
                                          <mi>m</mi>
                                        </mrow>
                                      </msub>
                                      <mo stretchy="false">+</mo>
                                      <msub>
                                        <mi>L</mi>
                                        <mrow>
                                          <mo stretchy="false">α</mo>
                                          <mi>c</mi>
                                          <mo stretchy="false">σ</mo>
                                        </mrow>
                                      </msub>
                                    </mrow>
                                  </mrow>
                                  <mo stretchy="false">)</mo>
                                </mrow>
                                <mo stretchy="false">⋅</mo>
                                <msub>
                                  <mo stretchy="false">Ψ</mo>
                                  <mrow>
                                    <mo stretchy="false">α</mo>
                                    <mi>p</mi>
                                  </mrow>
                                </msub>
                              </mrow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row>
                                  <msub>
                                    <mi>L</mi>
                                    <mrow>
                                      <mo stretchy="false">α</mo>
                                      <mi>m</mi>
                                    </mrow>
                                  </msub>
                                  <mo stretchy="false">⋅</mo>
                                  <msub>
                                    <mo stretchy="false">Ψ</mo>
                                    <mrow>
                                      <mo stretchy="false">α</mo>
                                      <mi>c</mi>
                                    </mrow>
                                  </msub>
                                </mrow>
                              </mrow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+</mo>
                                <mrow>
                                  <msub>
                                    <mi>L</mi>
                                    <mrow>
                                      <mo stretchy="false">α</mo>
                                      <mi>m</mi>
                                    </mrow>
                                  </msub>
                                  <mo stretchy="false">⋅</mo>
                                  <mo stretchy="false">λ</mo>
                                </mrow>
                              </mrow>
                            </mrow>
                            <mrow>
                              <msub>
                                <mi>D</mi>
                                <mrow>
                                  <mo stretchy="false">α</mo>
                                </mrow>
                              </msub>
                            </mrow>
                          </mfrac>
                        </mrow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row>
                      <mi/>
                      <mo stretchy="false">−</mo>
                      <mrow>
                        <msub>
                          <mi>R</mi>
                          <mrow>
                            <mo stretchy="false">β</mo>
                            <mi>p</mi>
                          </mrow>
                        </msub>
                        <mo stretchy="false">⋅</mo>
                        <mrow>
                          <mfrac>
                            <mrow>
                              <mrow>
                                <mrow>
                                  <mo stretchy="false">(</mo>
                                  <mrow>
                                    <mrow>
                                      <msub>
                                        <mi>L</mi>
                                        <mrow>
                                          <mo stretchy="false">β</mo>
                                          <mi>m</mi>
                                        </mrow>
                                      </msub>
                                      <mo stretchy="false">+</mo>
                                      <msub>
                                        <mi>L</mi>
                                        <mrow>
                                          <mo stretchy="false">β</mo>
                                          <mi>c</mi>
                                          <mo stretchy="false">σ</mo>
                                        </mrow>
                                      </msub>
                                    </mrow>
                                  </mrow>
                                  <mo stretchy="false">)</mo>
                                </mrow>
                                <mo stretchy="false">⋅</mo>
                                <msub>
                                  <mo stretchy="false">Ψ</mo>
                                  <mrow>
                                    <mo stretchy="false">β</mo>
                                    <mi>p</mi>
                                  </mrow>
                                </msub>
                              </mrow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row>
                                  <msub>
                                    <mi>L</mi>
                                    <mrow>
                                      <mo stretchy="false">β</mo>
                                      <mi>m</mi>
                                    </mrow>
                                  </msub>
                                  <mo stretchy="false">⋅</mo>
                                  <msub>
                                    <mo stretchy="false">Ψ</mo>
                                    <mrow>
                                      <mo stretchy="false">β</mo>
                                      <mi>c</mi>
                                    </mrow>
                                  </msub>
                                </mrow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  <mrow>
                              <msub>
                                <mi>D</mi>
                                <mrow>
                                  <mo stretchy="false">β</mo>
                                </mrow>
                              </msub>
                            </mrow>
                          </mfrac>
                        </mrow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α</mo>
                      <mi>c</mi>
                    </mrow>
                  </msub>
                  <mrow>
                    <mi/>
                    <mo stretchy="false">=</mo>
                    <mi/>
                  </mrow>
                  <mfrac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α</mo>
                                  <mi>p</mi>
                                  <mo stretchy="false">σ</mo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L</mi>
                            <mrow>
                              <mo stretchy="false">α</mo>
                              <mi>m</mi>
                            </mrow>
                          </msub>
                          <mo stretchy="false">⋅</mo>
                          <msub>
                            <mo stretchy="false">Ψ</mo>
                            <mrow>
                              <mo stretchy="false">α</mo>
                              <mi>p</mi>
                            </mrow>
                          </msub>
                        </mrow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row>
                            <mo stretchy="false">(</mo>
                            <mrow>
                              <mrow>
                                <msub>
                                  <mi>L</mi>
                                  <mrow>
                                    <mo stretchy="false">α</mo>
                                    <mi>m</mi>
                                  </mrow>
                                </msub>
                                <mo stretchy="false">+</mo>
                                <msub>
                                  <mi>L</mi>
                                  <mrow>
                                    <mo stretchy="false">α</mo>
                                    <mi>p</mi>
                                    <mo stretchy="false">σ</mo>
                                  </mrow>
                                </msub>
                              </mrow>
                            </mrow>
                            <mo stretchy="false">)</mo>
                          </mrow>
                          <mo stretchy="false">⋅</mo>
                          <mo stretchy="false">λ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c</mi>
                    </mrow>
                  </msub>
                  <mrow>
                    <mi/>
                    <mo stretchy="false">=</mo>
                    <mi/>
                  </mrow>
                  <mfrac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β</mo>
                                  <mi>m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β</mo>
                                  <mi>p</mi>
                                  <mo stretchy="false">σ</mo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L</mi>
                            <mrow>
                              <mo stretchy="false">β</mo>
                              <mi>m</mi>
                            </mrow>
                          </msub>
                          <mo stretchy="false">⋅</mo>
                          <msub>
                            <mo stretchy="false">Ψ</mo>
                            <mrow>
                              <mo stretchy="false">β</mo>
                              <mi>p</mi>
                            </mrow>
                          </msub>
                        </mrow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T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row>
                          <mn>0.5</mn>
                          <mo stretchy="false">⋅</mo>
                          <msub>
                            <mi>p</mi>
                            <mi>п</mi>
                          </msub>
                        </mrow>
                        <mo stretchy="false">⋅</mo>
                        <msub>
                          <mi>p</mi>
                          <mi>f</mi>
                        </msub>
                      </mrow>
                      <mo stretchy="false">⋅</mo>
                      <mfenced open="(" close=")">
                        <mrow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Ω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frac>
                        <mn>1</mn>
                        <mi>J</mi>
                      </mfrac>
                      <mo stretchy="false">⋅</mo>
                      <mfenced open="(" close=")">
                        <mrow>
                          <msub>
                            <mi>T</mi>
                            <mi>е</mi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i>M</mi>
                              <mi>в</mi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o stretchy="false">Ω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 { 
{d %PSI_{%alpha c} (t)} over {dt} ~=~
U_{%alpha c}(t) ~-~ R_c cdot {{
 (L_{%alpha m} + L_{%alpha p %sigma} ) cdot %PSI_{%alpha c} (t) -
 L_{%alpha m} cdot %PSI_{%alpha p} (t) -
 (L_{%alpha m} + L_{%alpha p %sigma}) cdot %lambda 
  } over {D_{%alpha}}} ~+~ { p_п} cdot %OMEGA(t) cdot {%PSI_{%beta c} (t)} , #
{d %PSI_{%beta c} (t)} over {dt} ~=~
U_{%beta c}(t) ~-~ R_c cdot {{
 (L_{%beta m} + L_{%beta p %sigma}) cdot %PSI_{%beta c} (t) -
 L_{%beta m} cdot %PSI_{%beta p} (t) 
  } over {D_{%beta}}} ~-~ { p_п} cdot %OMEGA(t) cdot {%PSI_{%alpha c} (t)} , #
{d %PSI_{%alpha p} (t)} over {dt} ~=~
- R_{%alpha p} cdot {{
 (L_{%alpha m} + L_{%alpha c %sigma}) cdot %PSI_{%alpha p} (t) -
 L_{%alpha m} cdot %PSI_{%alpha c} (t) +
 L_{%alpha m} cdot %lambda 
  } over {D_{%alpha}}}, #
{d %PSI_{%beta p} (t)} over {dt} ~=~ 
- R_{%beta p} cdot {{
 (L_{%beta m} + L_{%beta c %sigma}) cdot %PSI_{%beta p} (t) -
 L_{%beta m} cdot %PSI_{%beta c} (t) 
  } over { D_{%beta} }},#
i_{%alpha c} ~=~

 {
  (L_{%alpha m} + L_{%alpha p %sigma} ) cdot %PSI_{%alpha c} (t) -
   L_{%alpha m} cdot %PSI_{%alpha p} (t) -
  (L_{%alpha m} + L_{%alpha p %sigma}) cdot %lambda 
 } over {D_{%alpha}}
,#
i_{%beta c} ~=~ {
 (L_{%beta m} + L_{%beta p %sigma}) cdot %PSI_{%beta c} (t) -
 L_{%beta m} cdot %PSI_{%beta p} (t) 
  } over {D_{%beta}},#
  T_e(t) = 0.5 cdot p_п cdot p_f cdot left ( 
%PSI_{%alpha c}(t) cdot i_{%beta c}(t) -
%PSI_{%beta c}(t) cdot i_{%alpha c}(t)
right ), #
{d %OMEGA(t)} over {dt} = 1 over J cdot left ( T_е(t) - M_в(t) right ), #
{d %theta(t)} over {dt} = %OMEGA(t),
} right none</annotation>
  </semantics>
</math>
</file>